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1772" officeooo:paragraph-rsid="001b17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averiguar como o git lida com ficheiros de processamento de tex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7:42:16.343330779</meta:creation-date>
    <dc:date>2014-06-09T17:42:56.974999654</dc:date>
    <meta:editing-duration>P0D</meta:editing-duration>
    <meta:editing-cycles>1</meta:editing-cycles>
    <meta:document-statistic meta:table-count="0" meta:image-count="0" meta:object-count="0" meta:page-count="1" meta:paragraph-count="1" meta:word-count="12" meta:character-count="71" meta:non-whitespace-character-count="60"/>
    <meta:generator>LibreOffice/4.2.3.3$Linux_X86_64 LibreOffice_project/420m0$Build-3</meta:generator>
  </office:meta>
</office:document-meta>
</file>